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Contents">
      <style:paragraph-properties fo:text-align="center" style:justify-single-word="false"/>
      <style:text-properties fo:color="#0000ff"/>
    </style:style>
    <style:style style:name="P4" style:family="paragraph" style:parent-style-name="Table_20_Contents">
      <style:paragraph-properties fo:text-align="center" style:justify-single-word="false"/>
      <style:text-properties fo:color="#00ff00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wave" style:text-underline-width="auto" style:text-underline-color="font-color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e Eröterung </text:h>
      <text:p text:style-name="Standard">(der Aufsatz)</text:p>
      <text:p text:style-name="Standard"/>
      <text:p text:style-name="Standard">aus der Schulzeit noch bekannt: „Mein schönstes Ferienerlebnis“</text:p>
      <text:p text:style-name="Standard"><text:tab/><text:tab/><text:tab/><text:tab/>Vorgehensweise: Konzept → Reinschrift → Bewertung</text:p>
      <text:p text:style-name="Standard"/>
      <text:p text:style-name="Standard"><text:span text:style-name="T2">Merke: </text:span><text:span text:style-name="T1">Nie</text:span> ein <text:span text:style-name="T3">komplexes</text:span> Thema bearbeiten</text:p>
      <text:p text:style-name="Standard"><draw:line text:anchor-type="paragraph" draw:z-index="0" draw:style-name="gr1" draw:text-style-name="P5" svg:x1="2.342cm" svg:y1="0.582cm" svg:x2="3.256cm" svg:y2="0.125cm"><text:p/></draw:line></text:p>
      <text:p text:style-name="Standard">z.B. Das Rauchen</text:p>
      <text:p text:style-name="Standard"><draw:line text:anchor-type="paragraph" draw:z-index="1" draw:style-name="gr1" draw:text-style-name="P5" svg:x1="2.03cm" svg:y1="0.956cm" svg:x2="2.03cm" svg:y2="0.452cm"><text:p/></draw:line>sondern: konkrete Themenstellung formulieren!</text:p>
      <text:p text:style-name="Standard"/>
      <text:list xml:id="list264743495" text:style-name="L1">
        <text:list-item>
          <text:p text:style-name="P1">Ist das Rauchen sinnvoll?</text:p>
        </text:list-item>
        <text:list-item>
          <text:p text:style-name="P1">Wer raucht …?</text:p>
        </text:list-item>
        <text:list-item text:start-value="1">
          <text:p text:style-name="P1">Was raucht „man“?</text:p>
        </text:list-item>
        <text:list-item>
          <text:p text:style-name="P1">Ist das Rauchen Gesundheitsschädigend?</text:p>
        </text:list-item>
      </text:list>
      <text:p text:style-name="Standard"><text:span text:style-name="T2">Merke: </text:span>bei Bearbeitung = Erörterungstyp beachten</text:p>
      <text:p text:style-name="Standard"/>
      <text:list xml:id="list272926515" text:style-name="L2">
        <text:list-item>
          <text:p text:style-name="P2">Erörterungstypen</text:p>
        </text:list-item>
      </text:list>
      <text:p text:style-name="Standard">Je nach dem wie eine Themenstellung formuliert ist, unterscheiden wir Erörterungstypen.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">Sachbezogene Erörterung</text:p>
          </table:table-cell>
          <table:table-cell table:style-name="Tabelle1.B1" office:value-type="string">
            <text:p text:style-name="P4">problembezogene Erörterung</text:p>
          </table:table-cell>
        </table:table-row>
        <table:table-row>
          <table:table-cell table:style-name="Tabelle1.A2" office:value-type="string">
            <text:p text:style-name="P3">beginnt mit einem W-Fragewort</text:p>
          </table:table-cell>
          <table:table-cell table:style-name="Tabelle1.B2" office:value-type="string">
            <text:p text:style-name="P4">als Entscheidungsfrage formuliert</text:p>
          </table:table-cell>
        </table:table-row>
        <table:table-row>
          <table:table-cell table:style-name="Tabelle1.A2" office:value-type="string">
            <text:p text:style-name="P3">man muss einen Sachverhalt darstellen, erläutern, erklären usw.</text:p>
          </table:table-cell>
          <table:table-cell table:style-name="Tabelle1.B2" office:value-type="string">
            <text:p text:style-name="P4">verlangt bei der Bearbeitung eine Entscheidung, eine Wertung usw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24T11:11:31</meta:creation-date>
    <dc:date>2012-09-24T12:03:04</dc:date>
    <dc:creator>Konrad Mallok</dc:creator>
    <meta:editing-duration>PT21M13S</meta:editing-duration>
    <meta:editing-cycles>1</meta:editing-cycles>
    <meta:document-statistic meta:table-count="1" meta:image-count="0" meta:object-count="0" meta:page-count="1" meta:paragraph-count="20" meta:word-count="96" meta:character-count="718" meta:non-whitespace-character-count="658"/>
    <meta:generator>LibreOffice/3.5$Linux_X86_64 LibreOffice_project/350m1$Build-2</meta:generator>
  </office:meta>
</office:document-meta>
</file>